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a8fa6"/>
    </style:style>
    <style:style style:name="P2" style:family="paragraph" style:parent-style-name="Standard">
      <style:text-properties officeooo:paragraph-rsid="002b7227"/>
    </style:style>
    <style:style style:name="P3" style:family="paragraph" style:parent-style-name="Standard">
      <style:text-properties fo:color="#bbbbbb" fo:language="en" fo:country="US" officeooo:rsid="0028d5c7" officeooo:paragraph-rsid="003292f4" style:font-name-asian="Times New Roman1" style:language-asian="ru" style:country-asian="RU"/>
    </style:style>
    <style:style style:name="P4" style:family="paragraph" style:parent-style-name="Standard">
      <style:text-properties fo:language="en" fo:country="US" officeooo:rsid="00381730" officeooo:paragraph-rsid="003b45c5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783b2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ee7d4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0fe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5bc70"/>
    </style:style>
    <style:style style:name="P10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bbbbbb" fo:language="en" fo:country="US" officeooo:rsid="002b7227" officeooo:paragraph-rsid="002b7227" style:font-name-asian="Times New Roman1" style:language-asian="ru" style:country-asian="RU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text-properties fo:language="en" fo:country="US" officeooo:rsid="00426461" officeooo:paragraph-rsid="00426461"/>
    </style:style>
    <style:style style:name="P13" style:family="paragraph" style:parent-style-name="Standard">
      <style:text-properties officeooo:paragraph-rsid="00455f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ee7d4" style:font-weight-asian="normal" style:font-weight-complex="normal"/>
    </style:style>
    <style:style style:name="T5" style:family="text">
      <style:text-properties fo:font-size="16pt" fo:language="ru" fo:country="RU" style:font-size-asian="16pt" style:language-asian="ru" style:country-asian="RU" style:font-size-complex="16pt"/>
    </style:style>
    <style:style style:name="T6" style:family="text">
      <style:text-properties fo:font-size="16pt" fo:language="en" fo:country="US" style:font-size-asian="16pt" style:language-asian="ru" style:country-asian="RU" style:font-size-complex="16pt"/>
    </style:style>
    <style:style style:name="T7" style:family="text">
      <style:text-properties fo:font-size="16pt" fo:language="en" fo:country="US" officeooo:rsid="001fdc10" style:font-size-asian="16pt" style:language-asian="ru" style:country-asian="RU" style:font-size-complex="16pt"/>
    </style:style>
    <style:style style:name="T8" style:family="text">
      <style:text-properties fo:font-size="16pt" fo:language="en" fo:country="US" officeooo:rsid="002a8fa6" style:font-size-asian="16pt" style:language-asian="ru" style:country-asian="RU" style:font-size-complex="16pt"/>
    </style:style>
    <style:style style:name="T9" style:family="text">
      <style:text-properties fo:font-size="16pt" fo:language="en" fo:country="US" officeooo:rsid="002ee7d4" style:font-size-asian="16pt" style:language-asian="ru" style:country-asian="RU" style:font-size-complex="16pt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ee7d4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02453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0ed78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30fe59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Calibri" fo:font-size="11pt" fo:letter-spacing="normal" fo:language="en" fo:country="US" fo:font-style="normal" fo:font-weight="normal" officeooo:rsid="0030fe59" style:font-name-asian="Calibri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7" style:family="text">
      <style:text-properties style:use-window-font-color="true" fo:font-size="16pt" fo:language="en" fo:country="US" style:font-name-asian="Calibri" style:font-size-asian="16pt" style:language-asian="ru" style:country-asian="RU" style:font-name-complex="Calibri" style:font-size-complex="16pt" style:language-complex="ar" style:country-complex="SA"/>
    </style:style>
    <style:style style:name="T18" style:family="text">
      <style:text-properties style:use-window-font-color="true" fo:font-size="16pt" fo:language="en" fo:country="US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9" style:family="text">
      <style:text-properties style:use-window-font-color="true" fo:font-size="16pt" fo:language="en" fo:country="US" officeooo:rsid="0035bc70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style:font-name="Calibri" fo:font-size="11pt" fo:language="ru" fo:country="RU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Calibri" fo:font-size="11pt" fo:font-weight="normal" officeooo:rsid="002b7227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2" style:family="text">
      <style:text-properties style:use-window-font-color="true" style:font-name="Calibri" fo:font-size="11pt" fo:font-weight="normal" officeooo:rsid="002ee7d4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3" style:family="text">
      <style:text-properties style:use-window-font-color="true" style:font-name="Calibri" fo:font-size="11pt" fo:font-weight="normal" officeooo:rsid="003292f4" style:font-name-asian="Calibri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4" style:family="text">
      <style:text-properties style:use-window-font-color="true" style:font-name="Calibri" fo:font-size="16pt" fo:language="ru" fo:country="RU" fo:font-weight="normal" officeooo:rsid="002b7227" style:font-name-asian="Calibri" style:font-size-asian="16pt" style:language-asian="zh" style:country-asian="CN" style:font-weight-asian="normal" style:font-name-complex="Times New Roman1" style:font-size-complex="16pt" style:language-complex="ar" style:country-complex="SA" style:font-weight-complex="normal"/>
    </style:style>
    <style:style style:name="T25" style:family="text">
      <style:text-properties officeooo:rsid="0038cf4c"/>
    </style:style>
    <style:style style:name="T26" style:family="text">
      <style:text-properties officeooo:rsid="0042b316"/>
    </style:style>
    <style:style style:name="T27" style:family="text">
      <style:text-properties officeooo:rsid="0043bf89"/>
    </style:style>
    <style:style style:name="T28" style:family="text">
      <style:text-properties style:font-name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Strong_20_Emphasis"><text:span text:style-name="T1">Версия </text:span></text:span><text:span text:style-name="Strong_20_Emphasis"><text:span text:style-name="T2">19</text:span></text:span><text:span text:style-name="Strong_20_Emphasis"><text:span text:style-name="T3">05</text:span></text:span><text:span text:style-name="Strong_20_Emphasis"><text:span text:style-name="T4">29</text:span></text:span></text:p>
      <text:p text:style-name="P1"><text:span text:style-name="Strong_20_Emphasis"><text:span text:style-name="T1">Предыдущая версия (</text:span></text:span><text:span text:style-name="Strong_20_Emphasis"><text:span text:style-name="T4">no</text:span></text:span><text:span text:style-name="Strong_20_Emphasis"><text:span text:style-name="T1">) </text:span></text:span></text:p>
      <text:p text:style-name="P5"><text:bookmark-start text:name="about_version"/><text:span text:style-name="Strong_20_Emphasis"><text:span text:style-name="T5">О версии</text:span></text:span><text:bookmark-end text:name="about_version"/><text:span text:style-name="Strong_20_Emphasis"><text:span text:style-name="T5"> 1</text:span></text:span><text:span text:style-name="Strong_20_Emphasis"><text:span text:style-name="T6">90</text:span></text:span><text:span text:style-name="Strong_20_Emphasis"><text:span text:style-name="T7">5</text:span></text:span><text:span text:style-name="Strong_20_Emphasis"><text:span text:style-name="T8">2</text:span></text:span><text:span text:style-name="Strong_20_Emphasis"><text:span text:style-name="T9">9</text:span></text:span></text:p>
      <text:p text:style-name="P7"><text:span text:style-name="Strong_20_Emphasis"><text:span text:style-name="T11">Before now (190529) document office files were not existed for this packet I (Makarov) have attempted applying Golang principles of documenting, that is without any files <text:s/>but sources. This attempt was not successful so this file have appeared.</text:span></text:span></text:p>
      <text:p text:style-name="P6"><text:span text:style-name="Strong_20_Emphasis"><text:span text:style-name="T10"/></text:span></text:p>
      <text:p text:style-name="P8"><text:span text:style-name="Strong_20_Emphasis"><text:span text:style-name="T12">In fussing with ksodd_pgf_190418_developing (git branch pgf_with_ksess) I have caught this </text:span></text:span><text:span text:style-name="Strong_20_Emphasis"><text:span text:style-name="T13">notorious error “op_responce:0” and in connection with </text:span></text:span><text:span text:style-name="Strong_20_Emphasis"><text:span text:style-name="T14">this</text:span></text:span><text:span text:style-name="Strong_20_Emphasis"><text:span text:style-name="T13"> it is not appeared as good that </text:span></text:span><text:span text:style-name="Strong_20_Emphasis"><text:span text:style-name="T14">getFirebirdDB: "Futher it does not attempts to check if the pool is not closed and to take actions to assign a new pool".</text:span></text:span><text:span text:style-name="Strong_20_Emphasis"><text:span text:style-name="T12"> </text:span></text:span></text:p>
      <text:p text:style-name="P8"><text:span text:style-name="Strong_20_Emphasis"><text:span text:style-name="T15">1) What to do?</text:span></text:span></text:p>
      <text:p text:style-name="P9"><text:span text:style-name="Strong_20_Emphasis"><text:span text:style-name="T17"><text:s/></text:span></text:span><text:span text:style-name="Strong_20_Emphasis"><text:span text:style-name="T18">It is over </text:span></text:span><text:span text:style-name="Strong_20_Emphasis"><text:span text:style-name="T19">190731</text:span></text:span></text:p>
      <text:p text:style-name="P5"><text:span text:style-name="Strong_20_Emphasis"><text:span text:style-name="T18">Proposals for next version</text:span></text:span></text:p>
      <text:p text:style-name="P4">Again I pondered the question what is a connection and a connection pool (sql.DB).<text:line-break/><text:span text:style-name="T25">There is my decisions (opinions):<text:line-break/>1.Uncontrollable <text:s/>number of connections the server to a database is not allowed.<text:line-break/>2. Hence a sql.DB must be created only once.<text:line-break/>3. An error can be occurred during any stage of working with a database. Such stages, for example, may be as (1)declaring a transaction; (2)querying; (3)querying;(4) committing <text:s/>or rolling back.<text:line-break/>4. Hence a question: what will be if an error occurred at a stage of committing <text:s/>or rolling back?</text:span></text:p>
      <text:p text:style-name="P12">190801<text:line-break/>Yesterday after 20:00 I had a rather boisterous conversation with Ilnur about my pr<text:span text:style-name="T26">o</text:span>position to caching queries.<text:line-break/><text:span text:style-name="T27">In my opinion he offered (rather demanded) me to sort out with (to see into) the firebird.<text:line-break/>He said that in the its log very often records of breaking connection is appeared. Why?</text:span></text:p>
      <text:p text:style-name="P2"><text:span text:style-name="Strong_20_Emphasis"><text:span text:style-name="T24"/></text:span></text:p>
      <text:p text:style-name="P2"><text:bookmark-start text:name="list_of_changes"/><text:span text:style-name="Strong_20_Emphasis"><text:span text:style-name="T20">Лист изменений</text:span></text:span><text:bookmark-end text:name="list_of_changes"/></text:p>
      <text:p text:style-name="P3"><text:bookmark-start text:name="list_of_changes_190521_1"/><text:span text:style-name="Strong_20_Emphasis"><text:span text:style-name="T21">19052</text:span></text:span><text:span text:style-name="Strong_20_Emphasis"><text:span text:style-name="T22">9</text:span></text:span><text:span text:style-name="Strong_20_Emphasis"><text:span text:style-name="T21">_1</text:span></text:span><text:bookmark-end text:name="list_of_changes_190521_1"/><text:span text:style-name="Strong_20_Emphasis"><text:span text:style-name="T20"> <text:s/></text:span></text:span><text:span text:style-name="Strong_20_Emphasis"><text:span text:style-name="T23">now we have next<text:line-break/>//This returns a db (of *sql.DB) that once have been obtained and kept in a global varisble<text:line-break/>// Before the returning a check ( by db.Ping()) is made. If error have been occured the db is removed from the global variable and<text:line-break/>//a message is being written by kerr.SysErrPrintf<text:line-break/>func getFirebirdDB(connString string) (db *sql.DB, err error)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08-01T08:47:42.483000000</dc:date>
    <meta:editing-cycles>69</meta:editing-cycles>
    <meta:editing-duration>P7DT11H35M10S</meta:editing-duration>
    <meta:generator>LibreOffice/5.3.6.1$Windows_X86_64 LibreOffice_project/686f202eff87ef707079aeb7f485847613344eb7</meta:generator>
    <meta:document-statistic meta:table-count="0" meta:image-count="0" meta:object-count="0" meta:page-count="1" meta:paragraph-count="12" meta:word-count="310" meta:character-count="1866" meta:non-whitespace-character-count="1560"/>
  </office:meta>
</office:document-meta>
</file>